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 style:list-style-name="L1">
      <style:text-properties officeooo:rsid="0051bf43" fo:background-color="#81d41a"/>
    </style:style>
    <style:style style:name="P3" style:family="paragraph" style:parent-style-name="Text_20_body" style:list-style-name="L2">
      <style:text-properties fo:background-color="#81d41a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fo:background-color="#ffff00"/>
    </style:style>
    <style:style style:name="P6" style:family="paragraph" style:parent-style-name="Text_20_body" style:list-style-name="L3">
      <style:text-properties fo:background-color="#ffff00"/>
    </style:style>
    <style:style style:name="P7" style:family="paragraph" style:parent-style-name="Text_20_body" style:list-style-name="L4">
      <style:text-properties fo:background-color="#ffff00"/>
    </style:style>
    <style:style style:name="P8" style:family="paragraph" style:parent-style-name="Text_20_body" style:list-style-name="L3"/>
    <style:style style:name="T1" style:family="text">
      <style:text-properties fo:background-color="#ffff00" loext:char-shading-value="0"/>
    </style:style>
    <style:style style:name="T2" style:family="text">
      <style:text-properties officeooo:rsid="00549872" fo:background-color="#ffff00" loext:char-shading-value="0"/>
    </style:style>
    <style:style style:name="T3" style:family="text">
      <style:text-properties officeooo:rsid="00549872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54987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00230656" text:style-name="L1">
        <text:list-item>
          <text:p text:style-name="P2"><text:span text:style-name="Source_20_Text"><text:span text:style-name="T3">Создай репозиторий </text:span></text:span><text:a xlink:type="simple" xlink:href="https://gitlab-trainee.inno.ws/" text:style-name="Internet_20_link" text:visited-style-name="Visited_20_Internet_20_Link"><text:span text:style-name="Source_20_Text"><text:span text:style-name="T3">gitlab-trainee.inno.ws</text:span></text:span></text:a><text:span text:style-name="Source_20_Text"><text:span text:style-name="T3"> с именем dkr-17-alonetone.</text:span></text:span></text:p>
        </text:list-item>
        <text:list-item text:style-override="L3">
          <text:p text:style-name="P8"><text:span text:style-name="T4">Скопируй в созданный тобой репозиторий </text:span><text:span text:style-name="Source_20_Text"><text:span text:style-name="T4">dkr-17-alonetone</text:span></text:span><text:span text:style-name="T4"> содержимое из репозитория проекта </text:span><text:a xlink:type="simple" xlink:href="https://github.com/sudara/alonetone" text:style-name="Internet_20_link" text:visited-style-name="Visited_20_Internet_20_Link"><text:span text:style-name="T4">alonetone</text:span></text:a><text:span text:style-name="T4">.</text:span></text:p>
        </text:list-item>
        <text:list-item text:style-override="L3">
          <text:p text:style-name="P8"><text:span text:style-name="T4">Напиши и добавь в репозиторий </text:span><text:span text:style-name="Source_20_Text"><text:span text:style-name="T4">/home/user/dkr-17-alonetone/Dockerfile.dev</text:span></text:span><text:span text:style-name="T4"> - с установкой development зависимостей, второй </text:span><text:span text:style-name="Source_20_Text"><text:span text:style-name="T4">/home/user/dkr-17-alonetone/Dockerfile.prod</text:span></text:span><text:span text:style-name="T4"> без таковых (изучите флаги bundler).</text:span></text:p>
        </text:list-item>
        <text:list-item text:style-override="L3">
          <text:p text:style-name="P8"><text:span text:style-name="T4">Собери 2 образа, выставив им теги </text:span><text:span text:style-name="Source_20_Text"><text:span text:style-name="T4">alonetone:dev</text:span></text:span><text:span text:style-name="T4"> для образа с development зависимостями, и </text:span><text:span text:style-name="Source_20_Text"><text:span text:style-name="T4">alonetone:prod</text:span></text:span><text:span text:style-name="T4"> для образа без завистимостей. (Внутри Dockerfile необходимо выставить переменную </text:span><text:span text:style-name="Source_20_Text"><text:span text:style-name="T4">RAILS_ENV</text:span></text:span><text:span text:style-name="T4">).</text:span></text:p>
        </text:list-item>
        <text:list-item text:style-override="L3">
          <text:p text:style-name="P6">Выведи список образов.</text:p>
        </text:list-item>
      </text:list>
      <text:p text:style-name="Text_20_body"><text:span text:style-name="Strong_20_Emphasis"><text:span text:style-name="T4">Подсказка</text:span></text:span><text:span text:style-name="T4">: отправной точкой для вас может послужить файл </text:span><text:a xlink:type="simple" xlink:href="https://github.com/sudara/alonetone/blob/master/.github/workflows/specs.yml" text:style-name="Internet_20_link" text:visited-style-name="Visited_20_Internet_20_Link"><text:span text:style-name="T4">specs.yml</text:span></text:a><text:span text:style-name="T4"> в репозитории. БД внутри собираемого контейнера запускать не надо. Если есть желание запустить полностью рабочее приложение - запустите БД как отдельный контейнер. В данном файле нас интересуют этапы</text:span></text:p>
      <text:list xml:id="list1170594743" text:style-name="L4">
        <text:list-item>
          <text:p text:style-name="P7">Установка системных зависимостей</text:p>
        </text:list-item>
        <text:list-item>
          <text:p text:style-name="P7">Установка yarn-зависимостей</text:p>
        </text:list-item>
        <text:list-item>
          <text:p text:style-name="P7">Установка ruby-зависимостей при помощи bundler</text:p>
        </text:list-item>
        <text:list-item>
          <text:p text:style-name="P7">Для сборки используйте ruby не ниже 2.6</text:p>
        </text:list-item>
      </text:list>
      <text:list xml:id="list135413597405840" text:continue-list="list3600230656" text:style-name="L1">
        <text:list-item>
          <text:p text:style-name="P2"><text:span text:style-name="Source_20_Text"><text:span text:style-name="T4"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5T13:54:11.698055130</dc:date>
    <meta:editing-duration>PT10H56M30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126" meta:character-count="1012" meta:non-whitespace-character-count="906"/>
  </office:meta>
</office:document-meta>
</file>